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25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31.52mm"/>
    </style:style>
    <style:style style:name="co13" style:family="table-column">
      <style:table-column-properties fo:break-before="auto" style:column-width="32.28mm"/>
    </style:style>
    <style:style style:name="co14" style:family="table-column">
      <style:table-column-properties fo:break-before="auto" style:column-width="40.43mm"/>
    </style:style>
    <style:style style:name="co15" style:family="table-column">
      <style:table-column-properties fo:break-before="auto" style:column-width="24.39mm"/>
    </style:style>
    <style:style style:name="co16" style:family="table-column">
      <style:table-column-properties fo:break-before="auto" style:column-width="37.89mm"/>
    </style:style>
    <style:style style:name="co17" style:family="table-column">
      <style:table-column-properties fo:break-before="auto" style:column-width="2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2" number:language="pl" number:country="PL">
      <number:number number:decimal-places="2" loext:min-decimal-places="2" number:min-integer-digits="1"/>
    </number:number-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 style:data-style-name="N10002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5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9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20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21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22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23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4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5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6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7" style:family="table-cell" style:parent-style-name="Wartość_20_tabeli_20_przestawnej" style:data-style-name="N10002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Wartość_20_tabeli_20_przestawnej" style:data-style-name="N10002">
      <style:table-cell-properties fo:border-bottom="none" fo:border-left="0.99pt solid #000000" fo:border-right="2.01pt solid #000000" fo:border-top="none"/>
    </style:style>
    <style:style style:name="ce29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Wynik_20_tabeli_20_przestawnej" style:data-style-name="N10002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2" style:family="table-cell" style:parent-style-name="Wartość_20_tabeli_20_przestawnej" style:data-style-name="N10002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Wynik_20_tabeli_20_przestawnej" style:data-style-name="N10002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Narożnik_20_tabeli_20_przestawnej">
      <style:table-cell-properties fo:border-bottom="none" fo:border-left="2.01pt solid #000000" fo:border-right="0.99pt solid #000000" fo:border-top="none"/>
    </style:style>
    <style:style style:name="ce36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ole_20_tabeli_20_przestawnej">
      <style:table-cell-properties fo:border-bottom="none" fo:border-left="0.99pt solid #000000" fo:border-right="none" fo:border-top="2.01pt solid #000000"/>
    </style:style>
    <style:style style:name="ce38" style:family="table-cell" style:parent-style-name="Kategoria_20_tabeli_20_przestawnej" style:data-style-name="N10000">
      <style:table-cell-properties fo:border-bottom="none" fo:border-left="0.99pt solid #000000" fo:border-right="none" fo:border-top="none"/>
    </style:style>
    <style:style style:name="ce3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42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ole_20_tabeli_20_przestawnej">
      <style:table-cell-properties fo:border-bottom="none" fo:border-left="none" fo:border-right="none" fo:border-top="2.01pt solid #000000"/>
    </style:style>
    <style:style style:name="ce46" style:family="table-cell" style:parent-style-name="Kategoria_20_tabeli_20_przestawnej" style:data-style-name="N10000"/>
    <style:style style:name="ce47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8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9" style:family="table-cell" style:parent-style-name="Wartość_20_tabeli_20_przestawnej" style:data-style-name="N10000"/>
    <style:style style:name="ce50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2" style:family="table-cell" style:parent-style-name="Narożnik_20_tabeli_20_przestawnej">
      <style:table-cell-properties fo:border-bottom="none" fo:border-left="none" fo:border-right="none" fo:border-top="2.01pt solid #000000"/>
    </style:style>
    <style:style style:name="ce53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54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55" style:family="table-cell" style:parent-style-name="Wartość_20_tabeli_20_przestawnej">
      <style:table-cell-properties fo:border-bottom="none" fo:border-left="none" fo:border-right="0.99pt solid #000000" fo:border-top="none"/>
    </style:style>
    <style:style style:name="ce56" style:family="table-cell" style:parent-style-name="Wartość_20_tabeli_20_przestawnej">
      <style:table-cell-properties fo:border-bottom="0.99pt solid #000000" fo:border-left="none" fo:border-right="0.99pt solid #000000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Narożnik_20_tabeli_20_przestawnej">
      <style:table-cell-properties fo:border-bottom="none" fo:border-left="none" fo:border-right="2.01pt solid #000000" fo:border-top="2.01pt solid #000000"/>
    </style:style>
    <style:style style:name="ce59" style:family="table-cell" style:parent-style-name="Tytuł_20_tabeli_20_przestawnej" style:data-style-name="N10000">
      <style:table-cell-properties fo:border-bottom="none" fo:border-left="none" fo:border-right="2.01pt solid #000000" fo:border-top="none"/>
    </style:style>
    <style:style style:name="ce6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6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6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65" style:family="table-cell" style:parent-style-name="Wartość_20_tabeli_20_przestawnej" style:data-style-name="N10002">
      <style:table-cell-properties fo:border-bottom="none" fo:border-left="0.99pt solid #000000" fo:border-right="none" fo:border-top="0.99pt solid #000000"/>
    </style:style>
    <style:style style:name="ce66" style:family="table-cell" style:parent-style-name="Wartość_20_tabeli_20_przestawnej" style:data-style-name="N10002">
      <style:table-cell-properties fo:border-bottom="none" fo:border-left="0.99pt solid #000000" fo:border-right="none" fo:border-top="none"/>
    </style:style>
    <style:style style:name="ce67" style:family="table-cell" style:parent-style-name="Wartość_20_tabeli_20_przestawnej" style:data-style-name="N10002">
      <style:table-cell-properties fo:border-bottom="0.99pt solid #000000" fo:border-left="0.99pt solid #000000" fo:border-right="none" fo:border-top="none"/>
    </style:style>
    <style:style style:name="ce68" style:family="table-cell" style:parent-style-name="Wynik_20_tabeli_20_przestawnej" style:data-style-name="N10002">
      <style:table-cell-properties fo:border-bottom="2.01pt solid #000000" fo:border-left="0.99pt solid #000000" fo:border-right="none" fo:border-top="0.99pt solid #000000"/>
    </style:style>
    <style:style style:name="ce6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70" style:family="table-cell" style:parent-style-name="Wartość_20_tabeli_20_przestawnej" style:data-style-name="N10002">
      <style:table-cell-properties fo:border-bottom="none" fo:border-left="none" fo:border-right="0.99pt solid #000000" fo:border-top="0.99pt solid #000000"/>
    </style:style>
    <style:style style:name="ce71" style:family="table-cell" style:parent-style-name="Wartość_20_tabeli_20_przestawnej" style:data-style-name="N10002">
      <style:table-cell-properties fo:border-bottom="none" fo:border-left="none" fo:border-right="0.99pt solid #000000" fo:border-top="none"/>
    </style:style>
    <style:style style:name="ce72" style:family="table-cell" style:parent-style-name="Wartość_20_tabeli_20_przestawnej" style:data-style-name="N10002">
      <style:table-cell-properties fo:border-bottom="0.99pt solid #000000" fo:border-left="none" fo:border-right="0.99pt solid #000000" fo:border-top="none"/>
    </style:style>
    <style:style style:name="ce73" style:family="table-cell" style:parent-style-name="Wynik_20_tabeli_20_przestawnej" style:data-style-name="N10002">
      <style:table-cell-properties fo:border-bottom="2.01pt solid #000000" fo:border-left="none" fo:border-right="0.99pt solid #000000" fo:border-top="0.99pt solid #000000"/>
    </style:style>
    <style:style style:name="ce7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Wynik_20_tabeli_20_przestawnej" style:data-style-name="N10002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Wynik_20_tabeli_20_przestawnej" style:data-style-name="N10002">
      <style:table-cell-properties fo:border-bottom="none" fo:border-left="0.99pt solid #000000" fo:border-right="2.01pt solid #000000" fo:border-top="none"/>
    </style:style>
    <style:style style:name="ce77" style:family="table-cell" style:parent-style-name="Wynik_20_tabeli_20_przestawnej" style:data-style-name="N10002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31" calcext:value-type="float">
            <text:p>31,00</text:p>
          </table:table-cell>
          <table:table-cell table:style-name="ce6" office:value-type="float" office:value="32" calcext:value-type="float">
            <text:p>32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21" calcext:value-type="float">
            <text:p>21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15" calcext:value-type="float">
            <text:p>15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45" calcext:value-type="float">
            <text:p>45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26" calcext:value-type="float">
            <text:p>26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18" calcext:value-type="float">
            <text:p>18,00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15" calcext:value-type="float">
            <text:p>15,00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21" calcext:value-type="float">
            <text:p>2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22" calcext:value-type="float">
            <text:p>22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47" calcext:value-type="float">
            <text:p>47,00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23" calcext:value-type="float">
            <text:p>23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15" calcext:value-type="float">
            <text:p>15,00</text:p>
          </table:table-cell>
          <table:table-cell table:style-name="ce6" office:value-type="float" office:value="34" calcext:value-type="float">
            <text:p>34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45" calcext:value-type="float">
            <text:p>45,00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19" calcext:value-type="float">
            <text:p>19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30" calcext:value-type="float">
            <text:p>30,00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23" calcext:value-type="float">
            <text:p>23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32" calcext:value-type="float">
            <text:p>32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25" calcext:value-type="float">
            <text:p>25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32" calcext:value-type="float">
            <text:p>32,00</text:p>
          </table:table-cell>
          <table:table-cell table:style-name="ce6" office:value-type="float" office:value="30" calcext:value-type="float">
            <text:p>30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26" calcext:value-type="float">
            <text:p>26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4" calcext:value-type="float">
            <text:p>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34" calcext:value-type="float">
            <text:p>3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10" calcext:value-type="float">
            <text:p>10,00</text:p>
          </table:table-cell>
          <table:table-cell table:number-columns-repeated="2" table:style-name="ce6" office:value-type="float" office:value="48" calcext:value-type="float">
            <text:p>48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12" calcext:value-type="float">
            <text:p>12,00</text:p>
          </table:table-cell>
          <table:table-cell table:number-columns-repeated="2" table:style-name="ce6" office:value-type="float" office:value="50" calcext:value-type="float">
            <text:p>50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25" calcext:value-type="float">
            <text:p>25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28" calcext:value-type="float">
            <text:p>28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42" calcext:value-type="float">
            <text:p>42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2" calcext:value-type="float">
            <text:p>2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14" calcext:value-type="float">
            <text:p>14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21" calcext:value-type="float">
            <text:p>2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5" calcext:value-type="float">
            <text:p>15,00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46" calcext:value-type="float">
            <text:p>46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49" calcext:value-type="float">
            <text:p>4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31" calcext:value-type="float">
            <text:p>31,00</text:p>
          </table:table-cell>
          <table:table-cell table:style-name="ce6" office:value-type="float" office:value="9" calcext:value-type="float">
            <text:p>9,00</text:p>
          </table:table-cell>
          <table:table-cell table:style-name="ce6" office:value-type="float" office:value="2" calcext:value-type="float">
            <text:p>2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16" calcext:value-type="float">
            <text:p>16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45" calcext:value-type="float">
            <text:p>45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16" calcext:value-type="float">
            <text:p>16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45" calcext:value-type="float">
            <text:p>45,00</text:p>
          </table:table-cell>
          <table:table-cell table:style-name="ce6" office:value-type="float" office:value="21" calcext:value-type="float">
            <text:p>21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47" calcext:value-type="float">
            <text:p>47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31" calcext:value-type="float">
            <text:p>31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21" calcext:value-type="float">
            <text:p>21,00</text:p>
          </table:table-cell>
          <table:table-cell table:style-name="ce6" office:value-type="float" office:value="50" calcext:value-type="float">
            <text:p>50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48" calcext:value-type="float">
            <text:p>48,00</text:p>
          </table:table-cell>
          <table:table-cell table:style-name="ce6" office:value-type="float" office:value="20" calcext:value-type="float">
            <text:p>20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46" calcext:value-type="float">
            <text:p>46,00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18" calcext:value-type="float">
            <text:p>18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36" calcext:value-type="float">
            <text:p>36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48" calcext:value-type="float">
            <text:p>48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0" calcext:value-type="float">
            <text:p>20,00</text:p>
          </table:table-cell>
          <table:table-cell table:style-name="ce6" office:value-type="float" office:value="46" calcext:value-type="float">
            <text:p>46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34" calcext:value-type="float">
            <text:p>34,00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35" calcext:value-type="float">
            <text:p>35,00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40" calcext:value-type="float">
            <text:p>40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48" calcext:value-type="float">
            <text:p>48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3" calcext:value-type="float">
            <text:p>3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30" calcext:value-type="float">
            <text:p>30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36" calcext:value-type="float">
            <text:p>36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35" calcext:value-type="float">
            <text:p>35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48" calcext:value-type="float">
            <text:p>48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42" calcext:value-type="float">
            <text:p>42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48" calcext:value-type="float">
            <text:p>48,00</text:p>
          </table:table-cell>
          <table:table-cell table:style-name="ce6" office:value-type="float" office:value="7" calcext:value-type="float">
            <text:p>7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9" calcext:value-type="float">
            <text:p>9,00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6" calcext:value-type="float">
            <text:p>6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48" calcext:value-type="float">
            <text:p>48,00</text:p>
          </table:table-cell>
          <table:table-cell table:style-name="ce6" office:value-type="float" office:value="35" calcext:value-type="float">
            <text:p>35,00</text:p>
          </table:table-cell>
          <table:table-cell table:style-name="ce6" office:value-type="float" office:value="19" calcext:value-type="float">
            <text:p>19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48" calcext:value-type="float">
            <text:p>48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31" calcext:value-type="float">
            <text:p>31,00</text:p>
          </table:table-cell>
          <table:table-cell table:style-name="ce6" office:value-type="float" office:value="33" calcext:value-type="float">
            <text:p>33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49" calcext:value-type="float">
            <text:p>49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38" calcext:value-type="float">
            <text:p>38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45" calcext:value-type="float">
            <text:p>45,00</text:p>
          </table:table-cell>
          <table:table-cell table:style-name="ce6" office:value-type="float" office:value="14" calcext:value-type="float">
            <text:p>14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49" calcext:value-type="float">
            <text:p>49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11" calcext:value-type="float">
            <text:p>11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47" calcext:value-type="float">
            <text:p>47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25" calcext:value-type="float">
            <text:p>25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26" calcext:value-type="float">
            <text:p>26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22" calcext:value-type="float">
            <text:p>2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9" calcext:value-type="float">
            <text:p>9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7" calcext:value-type="float">
            <text:p>17,00</text:p>
          </table:table-cell>
          <table:table-cell table:number-columns-repeated="2" table:style-name="ce6" office:value-type="float" office:value="16" calcext:value-type="float">
            <text:p>16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35" calcext:value-type="float">
            <text:p>35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37" calcext:value-type="float">
            <text:p>37,00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15" calcext:value-type="float">
            <text:p>15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4" calcext:value-type="float">
            <text:p>14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31" calcext:value-type="float">
            <text:p>3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7" calcext:value-type="float">
            <text:p>7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46" calcext:value-type="float">
            <text:p>46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24" calcext:value-type="float">
            <text:p>24,00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32" calcext:value-type="float">
            <text:p>3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47" calcext:value-type="float">
            <text:p>47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42" calcext:value-type="float">
            <text:p>4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1" calcext:value-type="float">
            <text:p>11,00</text:p>
          </table:table-cell>
          <table:table-cell table:number-columns-repeated="2" table:style-name="ce6" office:value-type="float" office:value="6" calcext:value-type="float">
            <text:p>6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table:style-name="ce6" office:value-type="float" office:value="37" calcext:value-type="float">
            <text:p>37,00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29" calcext:value-type="float">
            <text:p>29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18" calcext:value-type="float">
            <text:p>18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30" calcext:value-type="float">
            <text:p>30,00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14" calcext:value-type="float">
            <text:p>14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44" calcext:value-type="float">
            <text:p>44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34" calcext:value-type="float">
            <text:p>34,00</text:p>
          </table:table-cell>
          <table:table-cell table:style-name="ce6" office:value-type="float" office:value="3" calcext:value-type="float">
            <text:p>3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1" calcext:value-type="float">
            <text:p>2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20" calcext:value-type="float">
            <text:p>20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37" calcext:value-type="float">
            <text:p>37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15" calcext:value-type="float">
            <text:p>15,00</text:p>
          </table:table-cell>
          <table:table-cell table:style-name="ce6" office:value-type="float" office:value="16" calcext:value-type="float">
            <text:p>16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2" calcext:value-type="float">
            <text:p>22,00</text:p>
          </table:table-cell>
          <table:table-cell table:style-name="ce6" office:value-type="float" office:value="45" calcext:value-type="float">
            <text:p>45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50" calcext:value-type="float">
            <text:p>50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46" calcext:value-type="float">
            <text:p>46,00</text:p>
          </table:table-cell>
          <table:table-cell table:style-name="ce6" office:value-type="float" office:value="49" calcext:value-type="float">
            <text:p>4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9" calcext:value-type="float">
            <text:p>9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38" calcext:value-type="float">
            <text:p>38,00</text:p>
          </table:table-cell>
          <table:table-cell table:number-columns-repeated="2" table:style-name="ce6" office:value-type="float" office:value="17" calcext:value-type="float">
            <text:p>17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3" calcext:value-type="float">
            <text:p>3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30" calcext:value-type="float">
            <text:p>30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35" calcext:value-type="float">
            <text:p>35,00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39" calcext:value-type="float">
            <text:p>3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8" calcext:value-type="float">
            <text:p>8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0" calcext:value-type="float">
            <text:p>0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37" calcext:value-type="float">
            <text:p>37,00</text:p>
          </table:table-cell>
          <table:table-cell table:style-name="ce6" office:value-type="float" office:value="30" calcext:value-type="float">
            <text:p>30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33" calcext:value-type="float">
            <text:p>33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26" calcext:value-type="float">
            <text:p>26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39" calcext:value-type="float">
            <text:p>39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9" calcext:value-type="float">
            <text:p>9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19" calcext:value-type="float">
            <text:p>19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25" calcext:value-type="float">
            <text:p>25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30" calcext:value-type="float">
            <text:p>30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30" calcext:value-type="float">
            <text:p>30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30" calcext:value-type="float">
            <text:p>30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49" calcext:value-type="float">
            <text:p>49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45" calcext:value-type="float">
            <text:p>45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50" calcext:value-type="float">
            <text:p>50,00</text:p>
          </table:table-cell>
          <table:table-cell table:style-name="ce6" office:value-type="float" office:value="39" calcext:value-type="float">
            <text:p>39,00</text:p>
          </table:table-cell>
          <table:table-cell table:style-name="ce6" office:value-type="float" office:value="22" calcext:value-type="float">
            <text:p>22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style-name="ce6" office:value-type="float" office:value="34" calcext:value-type="float">
            <text:p>34,00</text:p>
          </table:table-cell>
          <table:table-cell table:style-name="ce6" office:value-type="float" office:value="32" calcext:value-type="float">
            <text:p>32,00</text:p>
          </table:table-cell>
          <table:table-cell table:style-name="ce6" office:value-type="float" office:value="29" calcext:value-type="float">
            <text:p>2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21" calcext:value-type="float">
            <text:p>21,00</text:p>
          </table:table-cell>
          <table:table-cell table:style-name="ce6" office:value-type="float" office:value="3" calcext:value-type="float">
            <text:p>3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table:style-name="ce6" office:value-type="float" office:value="37" calcext:value-type="float">
            <text:p>37,00</text:p>
          </table:table-cell>
          <table:table-cell table:style-name="ce6" office:value-type="float" office:value="22" calcext:value-type="float">
            <text:p>2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9" calcext:value-type="float">
            <text:p>9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32" calcext:value-type="float">
            <text:p>32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,00</text:p>
          </table:table-cell>
          <table:table-cell table:style-name="ce6" office:value-type="float" office:value="12" calcext:value-type="float">
            <text:p>12,00</text:p>
          </table:table-cell>
          <table:table-cell table:style-name="ce6" office:value-type="float" office:value="3" calcext:value-type="float">
            <text:p>3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20" calcext:value-type="float">
            <text:p>20,00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46" calcext:value-type="float">
            <text:p>46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40" calcext:value-type="float">
            <text:p>40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45" calcext:value-type="float">
            <text:p>45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11" calcext:value-type="float">
            <text:p>1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31" calcext:value-type="float">
            <text:p>31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13" calcext:value-type="float">
            <text:p>13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47" calcext:value-type="float">
            <text:p>47,00</text:p>
          </table:table-cell>
          <table:table-cell table:style-name="ce6" office:value-type="float" office:value="23" calcext:value-type="float">
            <text:p>23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37" calcext:value-type="float">
            <text:p>37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20" calcext:value-type="float">
            <text:p>20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33" calcext:value-type="float">
            <text:p>33,00</text:p>
          </table:table-cell>
          <table:table-cell table:style-name="ce6" office:value-type="float" office:value="35" calcext:value-type="float">
            <text:p>35,00</text:p>
          </table:table-cell>
          <table:table-cell table:style-name="ce6" office:value-type="float" office:value="34" calcext:value-type="float">
            <text:p>3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30" calcext:value-type="float">
            <text:p>30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18" calcext:value-type="float">
            <text:p>18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39" calcext:value-type="float">
            <text:p>39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44" calcext:value-type="float">
            <text:p>44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2" calcext:value-type="float">
            <text:p>2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10" calcext:value-type="float">
            <text:p>10,00</text:p>
          </table:table-cell>
          <table:table-cell table:style-name="ce6" office:value-type="float" office:value="35" calcext:value-type="float">
            <text:p>35,00</text:p>
          </table:table-cell>
          <table:table-cell table:style-name="ce6" office:value-type="float" office:value="23" calcext:value-type="float">
            <text:p>23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13" calcext:value-type="float">
            <text:p>13,00</text:p>
          </table:table-cell>
          <table:table-cell table:style-name="ce6" office:value-type="float" office:value="7" calcext:value-type="float">
            <text:p>7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14" calcext:value-type="float">
            <text:p>14,00</text:p>
          </table:table-cell>
          <table:table-cell table:style-name="ce6" office:value-type="float" office:value="29" calcext:value-type="float">
            <text:p>2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47" calcext:value-type="float">
            <text:p>47,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1" calcext:value-type="float">
            <text:p>1,00</text:p>
          </table:table-cell>
          <table:table-cell table:style-name="ce6" office:value-type="float" office:value="41" calcext:value-type="float">
            <text:p>41,00</text:p>
          </table:table-cell>
          <table:table-cell table:style-name="ce6" office:value-type="float" office:value="8" calcext:value-type="float">
            <text:p>8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table:style-name="ce6" office:value-type="float" office:value="43" calcext:value-type="float">
            <text:p>43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2" table:style-name="ce6" office:value-type="float" office:value="34" calcext:value-type="float">
            <text:p>3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46" calcext:value-type="float">
            <text:p>46,00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16" calcext:value-type="float">
            <text:p>16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24" calcext:value-type="float">
            <text:p>24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2" calcext:value-type="float">
            <text:p>2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37" calcext:value-type="float">
            <text:p>37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49" calcext:value-type="float">
            <text:p>49,00</text:p>
          </table:table-cell>
          <table:table-cell table:style-name="ce6" office:value-type="float" office:value="25" calcext:value-type="float">
            <text:p>25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table:style-name="ce6" office:value-type="float" office:value="19" calcext:value-type="float">
            <text:p>19,00</text:p>
          </table:table-cell>
          <table:table-cell table:style-name="ce6" office:value-type="float" office:value="34" calcext:value-type="float">
            <text:p>34,00</text:p>
          </table:table-cell>
          <table:table-cell table:style-name="ce6" office:value-type="float" office:value="29" calcext:value-type="float">
            <text:p>29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2" calcext:value-type="float">
            <text:p>22,00</text:p>
          </table:table-cell>
          <table:table-cell table:style-name="ce6" office:value-type="float" office:value="36" calcext:value-type="float">
            <text:p>36,00</text:p>
          </table:table-cell>
          <table:table-cell table:style-name="ce6" office:value-type="float" office:value="1" calcext:value-type="float">
            <text:p>1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21" calcext:value-type="float">
            <text:p>21,00</text:p>
          </table:table-cell>
          <table:table-cell table:style-name="ce6" office:value-type="float" office:value="34" calcext:value-type="float">
            <text:p>34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table:style-name="ce6" office:value-type="float" office:value="0" calcext:value-type="float">
            <text:p>0,00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17" calcext:value-type="float">
            <text:p>17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26" calcext:value-type="float">
            <text:p>26,00</text:p>
          </table:table-cell>
          <table:table-cell table:style-name="ce6" office:value-type="float" office:value="12" calcext:value-type="float">
            <text:p>12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22" calcext:value-type="float">
            <text:p>22,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23" calcext:value-type="float">
            <text:p>23,00</text:p>
          </table:table-cell>
          <table:table-cell table:style-name="ce6" office:value-type="float" office:value="20" calcext:value-type="float">
            <text:p>20,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42" calcext:value-type="float">
            <text:p>42,00</text:p>
          </table:table-cell>
          <table:table-cell table:style-name="ce6" office:value-type="float" office:value="47" calcext:value-type="float">
            <text:p>47,00</text:p>
          </table:table-cell>
          <table:table-cell table:style-name="ce6" office:value-type="float" office:value="41" calcext:value-type="float">
            <text:p>41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27" calcext:value-type="float">
            <text:p>27,00</text:p>
          </table:table-cell>
          <table:table-cell table:style-name="ce6" office:value-type="float" office:value="18" calcext:value-type="float">
            <text:p>18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style-name="ce6" office:value-type="float" office:value="29" calcext:value-type="float">
            <text:p>29,00</text:p>
          </table:table-cell>
          <table:table-cell table:style-name="ce6" office:value-type="float" office:value="8" calcext:value-type="float">
            <text:p>8,00</text:p>
          </table:table-cell>
          <table:table-cell table:style-name="ce6" office:value-type="float" office:value="16" calcext:value-type="float">
            <text:p>16,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table:style-name="ce6" office:value-type="float" office:value="22" calcext:value-type="float">
            <text:p>22,00</text:p>
          </table:table-cell>
          <table:table-cell table:style-name="ce6" office:value-type="float" office:value="40" calcext:value-type="float">
            <text:p>40,00</text:p>
          </table:table-cell>
          <table:table-cell table:style-name="ce6" office:value-type="float" office:value="23" calcext:value-type="float">
            <text:p>23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table:style-name="ce6" office:value-type="float" office:value="17" calcext:value-type="float">
            <text:p>17,00</text:p>
          </table:table-cell>
          <table:table-cell table:style-name="ce6" office:value-type="float" office:value="11" calcext:value-type="float">
            <text:p>11,00</text:p>
          </table:table-cell>
          <table:table-cell table:style-name="ce6" office:value-type="float" office:value="40" calcext:value-type="float">
            <text:p>40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style-name="ce6" office:value-type="float" office:value="21" calcext:value-type="float">
            <text:p>21,00</text:p>
          </table:table-cell>
          <table:table-cell table:style-name="ce6" office:value-type="float" office:value="28" calcext:value-type="float">
            <text:p>28,00</text:p>
          </table:table-cell>
          <table:table-cell table:style-name="ce6" office:value-type="float" office:value="5" calcext:value-type="float">
            <text:p>5,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table:style-name="ce6" office:value-type="float" office:value="44" calcext:value-type="float">
            <text:p>44,00</text:p>
          </table:table-cell>
          <table:table-cell table:style-name="ce6" office:value-type="float" office:value="38" calcext:value-type="float">
            <text:p>38,00</text:p>
          </table:table-cell>
          <table:table-cell table:style-name="ce6" office:value-type="float" office:value="47" calcext:value-type="float">
            <text:p>47,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gimnazjum_procent" table:style-name="ta2">
        <office:forms form:automatic-focus="false" form:apply-design-mode="false"/>
        <table:table-column table:style-name="co3" table:default-cell-style-name="ce10"/>
        <table:table-column table:style-name="co11" table:default-cell-style-name="ce14"/>
        <table:table-row table:style-name="ro2">
          <table:table-cell table:style-name="ce8" office:value-type="string" calcext:value-type="string">
            <text:p>Gimnazjum</text:p>
          </table:table-cell>
          <table:table-cell table:style-name="ce12" office:value-type="string" calcext:value-type="string">
            <text:p>Zlicz - Imię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3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5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6" office:value-type="percentage" office:value="1" calcext:value-type="percentage">
            <text:p>100,00%</text:p>
          </table:table-cell>
        </table:table-row>
      </table:table>
      <table:table table:name="g_filtr" table:style-name="ta2">
        <office:forms form:automatic-focus="false" form:apply-design-mode="false"/>
        <table:table-column table:style-name="co3" table:default-cell-style-name="ce19"/>
        <table:table-column table:style-name="co12" table:default-cell-style-name="ce24"/>
        <table:table-column table:style-name="co3" table:default-cell-style-name="ce27"/>
        <table:table-row table:style-name="ro2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Dane</text:p>
          </table:table-cell>
          <table:table-cell table:style-name="ce12"/>
        </table:table-row>
        <table:table-row table:style-name="ro2"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Sum - Egz. hum.</text:p>
          </table:table-cell>
          <table:table-cell office:value-type="float" office:value="190" calcext:value-type="float">
            <text:p>190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5.2857142857143" calcext:value-type="float">
            <text:p>25,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0.3333333333333" calcext:value-type="float">
            <text:p>20,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12.8333333333333" calcext:value-type="float">
            <text:p>12,8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13" calcext:value-type="float">
            <text:p>13,00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2.4" calcext:value-type="float">
            <text:p>22,40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9.6666666666667" calcext:value-type="float">
            <text:p>29,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35.6666666666667" calcext:value-type="float">
            <text:p>35,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6.4285714285714" calcext:value-type="float">
            <text:p>26,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,0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18.3333333333333" calcext:value-type="float">
            <text:p>18,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table:style-name="ce20" office:value-type="string" calcext:value-type="string">
            <text:p>Total Sum - Egz. hum.</text:p>
          </table:table-cell>
          <table:table-cell table:style-name="ce25"/>
          <table:table-cell table:style-name="ce30" office:value-type="float" office:value="1359" calcext:value-type="float">
            <text:p>1359,00</text:p>
          </table:table-cell>
        </table:table-row>
        <table:table-row table:style-name="ro2">
          <table:table-cell table:style-name="ce20" office:value-type="string" calcext:value-type="string">
            <text:p>Total Średnia - Egz. Mat.</text:p>
          </table:table-cell>
          <table:table-cell table:style-name="ce25"/>
          <table:table-cell table:style-name="ce30" office:value-type="float" office:value="23.8709677419355" calcext:value-type="float">
            <text:p>23,87</text:p>
          </table:table-cell>
        </table:table-row>
        <table:table-row table:style-name="ro2">
          <table:table-cell table:style-name="ce21" office:value-type="string" calcext:value-type="string">
            <text:p>Total Zlicz - Egz. jęz.</text:p>
          </table:table-cell>
          <table:table-cell table:style-name="ce26"/>
          <table:table-cell table:style-name="ce31" office:value-type="float" office:value="62" calcext:value-type="float">
            <text:p>62</text:p>
          </table:table-cell>
        </table:table-row>
      </table:table>
      <table:table table:name="g_średnia" table:style-name="ta2">
        <office:forms form:automatic-focus="false" form:apply-design-mode="false"/>
        <table:table-column table:style-name="co3" table:default-cell-style-name="ce10"/>
        <table:table-column table:style-name="co13" table:default-cell-style-name="ce28"/>
        <table:table-row table:style-name="ro2">
          <table:table-cell table:style-name="ce8" office:value-type="string" calcext:value-type="string">
            <text:p>Gimnazjum</text:p>
          </table:table-cell>
          <table:table-cell table:style-name="ce12" office:value-type="string" calcext:value-type="string">
            <text:p>Średnia - Egz. hum.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27" office:value-type="float" office:value="26.1176470588235" calcext:value-type="float">
            <text:p>26,12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2" office:value-type="float" office:value="28.7368421052632" calcext:value-type="float">
            <text:p>28,74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33" office:value-type="float" office:value="23.4787878787879" calcext:value-type="float">
            <text:p>23,48</text:p>
          </table:table-cell>
        </table:table-row>
      </table:table>
      <table:table table:name="g_sum_śred_licz" table:style-name="ta2">
        <office:forms form:automatic-focus="false" form:apply-design-mode="false"/>
        <table:table-column table:style-name="co14" table:default-cell-style-name="ce19"/>
        <table:table-column table:style-name="co12" table:default-cell-style-name="ce24"/>
        <table:table-column table:style-name="co12" table:default-cell-style-name="ce27"/>
        <table:table-column table:style-name="co15" table:default-cell-style-name="Default"/>
        <table:table-row table:style-name="ro2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Dane</text:p>
          </table:table-cell>
          <table:table-cell table:style-name="ce12"/>
          <table:table-cell/>
        </table:table-row>
        <table:table-row table:style-name="ro2"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Sum - Egz. hum.</text:p>
          </table:table-cell>
          <table:table-cell office:value-type="float" office:value="444" calcext:value-type="float">
            <text:p>444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5" calcext:value-type="float">
            <text:p>25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6.4074074074074" calcext:value-type="float">
            <text:p>26,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2.2" calcext:value-type="float">
            <text:p>22,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0.25" calcext:value-type="float">
            <text:p>20,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17.7" calcext:value-type="float">
            <text:p>17,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17.3076923076923" calcext:value-type="float">
            <text:p>17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9.6666666666667" calcext:value-type="float">
            <text:p>29,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9" calcext:value-type="float">
            <text:p>29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6.36" calcext:value-type="float">
            <text:p>26,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8" office:value-type="float" office:value="28.2105263157895" calcext:value-type="float">
            <text:p>28,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9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20" office:value-type="string" calcext:value-type="string">
            <text:p>Total Sum - Egz. hum.</text:p>
          </table:table-cell>
          <table:table-cell table:style-name="ce25"/>
          <table:table-cell table:style-name="ce30" office:value-type="float" office:value="3874" calcext:value-type="float">
            <text:p>3874,00</text:p>
          </table:table-cell>
          <table:table-cell/>
        </table:table-row>
        <table:table-row table:style-name="ro2">
          <table:table-cell table:style-name="ce20" office:value-type="string" calcext:value-type="string">
            <text:p>Total Średnia - Egz. Mat.</text:p>
          </table:table-cell>
          <table:table-cell table:style-name="ce25"/>
          <table:table-cell table:style-name="ce30" office:value-type="float" office:value="24.8727272727273" calcext:value-type="float">
            <text:p>24,87</text:p>
          </table:table-cell>
          <table:table-cell/>
        </table:table-row>
        <table:table-row table:style-name="ro2">
          <table:table-cell table:style-name="ce21" office:value-type="string" calcext:value-type="string">
            <text:p>Total Zlicz - Egz. jęz.</text:p>
          </table:table-cell>
          <table:table-cell table:style-name="ce26"/>
          <table:table-cell table:style-name="ce31" office:value-type="float" office:value="165" calcext:value-type="float">
            <text:p>165</text:p>
          </table:table-cell>
          <table:table-cell/>
        </table:table-row>
      </table:table>
      <table:table table:name="Tabela przestawna_Uczniowie_2" table:style-name="ta2">
        <office:forms form:automatic-focus="false" form:apply-design-mode="false"/>
        <table:table-column table:style-name="co16" table:default-cell-style-name="ce10"/>
        <table:table-column table:style-name="co3" table:default-cell-style-name="ce41"/>
        <table:table-column table:style-name="co3" table:default-cell-style-name="ce49"/>
        <table:table-column table:style-name="co3" table:default-cell-style-name="Wartość_20_tabeli_20_przestawnej"/>
        <table:table-column table:style-name="co3" table:number-columns-repeated="2" table:default-cell-style-name="ce49"/>
        <table:table-column table:style-name="co3" table:default-cell-style-name="ce54"/>
        <table:table-column table:style-name="co3" table:number-columns-repeated="6" table:default-cell-style-name="ce49"/>
        <table:table-column table:style-name="co17" table:default-cell-style-name="ce62"/>
        <table:table-row table:style-name="ro2">
          <table:table-cell table:style-name="ce34" office:value-type="string" calcext:value-type="string">
            <text:p>Zlicz - Przyjęty do klasy</text:p>
          </table:table-cell>
          <table:table-cell table:style-name="ce37" office:value-type="string" calcext:value-type="string">
            <text:p>Dane</text:p>
          </table:table-cell>
          <table:table-cell table:style-name="ce45" office:value-type="string" calcext:value-type="string">
            <text:p>Płeć</text:p>
          </table:table-cell>
          <table:table-cell table:style-name="ce52" table:number-columns-repeated="10"/>
          <table:table-cell table:style-name="ce58"/>
        </table:table-row>
        <table:table-row table:style-name="ro2">
          <table:table-cell table:style-name="ce35"/>
          <table:table-cell table:style-name="ce38" office:value-type="string" calcext:value-type="string">
            <text:p>K</text:p>
          </table:table-cell>
          <table:table-cell table:style-name="ce46" table:number-columns-repeated="5"/>
          <table:table-cell table:style-name="ce46" office:value-type="string" calcext:value-type="string">
            <text:p>M</text:p>
          </table:table-cell>
          <table:table-cell table:style-name="ce46" table:number-columns-repeated="5"/>
          <table:table-cell table:style-name="ce59" office:value-type="string" calcext:value-type="string">
            <text:p>Total Wynik</text:p>
          </table:table-cell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39" office:value-type="string" calcext:value-type="string">
            <text:p>1A</text:p>
          </table:table-cell>
          <table:table-cell table:style-name="ce47" office:value-type="string" calcext:value-type="string">
            <text:p>1B</text:p>
          </table:table-cell>
          <table:table-cell table:style-name="ce47" office:value-type="string" calcext:value-type="string">
            <text:p>1C</text:p>
          </table:table-cell>
          <table:table-cell table:style-name="ce47" office:value-type="string" calcext:value-type="string">
            <text:p>1D</text:p>
          </table:table-cell>
          <table:table-cell table:style-name="ce47" office:value-type="string" calcext:value-type="string">
            <text:p>1E</text:p>
          </table:table-cell>
          <table:table-cell table:style-name="ce47" office:value-type="string" calcext:value-type="string">
            <text:p>1F</text:p>
          </table:table-cell>
          <table:table-cell table:style-name="ce47" office:value-type="string" calcext:value-type="string">
            <text:p>1A</text:p>
          </table:table-cell>
          <table:table-cell table:style-name="ce47" office:value-type="string" calcext:value-type="string">
            <text:p>1B</text:p>
          </table:table-cell>
          <table:table-cell table:style-name="ce47" office:value-type="string" calcext:value-type="string">
            <text:p>1C</text:p>
          </table:table-cell>
          <table:table-cell table:style-name="ce47" office:value-type="string" calcext:value-type="string">
            <text:p>1D</text:p>
          </table:table-cell>
          <table:table-cell table:style-name="ce47" office:value-type="string" calcext:value-type="string">
            <text:p>1E</text:p>
          </table:table-cell>
          <table:table-cell table:style-name="ce47" office:value-type="string" calcext:value-type="string">
            <text:p>1F</text:p>
          </table:table-cell>
          <table:table-cell table:style-name="ce60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Wartość_20_tabeli_20_przestawnej"/>
          <table:table-cell table:style-name="ce6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Wartość_20_tabeli_20_przestawnej"/>
          <table:table-cell table:style-name="ce5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42"/>
          <table:table-cell table:style-name="Wartość_20_tabeli_20_przestawnej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table:style-name="ce55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 table:number-columns-repeated="2"/>
          <table:table-cell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5"/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6"/>
          <table:table-cell table:style-name="Wartość_20_tabeli_20_przestawnej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3" calcext:value-type="float">
            <text:p>3</text:p>
          </table:table-cell>
          <table:table-cell table:style-name="ce6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44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7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4" calcext:value-type="float">
            <text:p>14</text:p>
          </table:table-cell>
          <table:table-cell table:style-name="ce57" office:value-type="float" office:value="16" calcext:value-type="float">
            <text:p>16</text:p>
          </table:table-cell>
          <table:table-cell table:style-name="ce31" office:value-type="float" office:value="165" calcext:value-type="float">
            <text:p>165</text:p>
          </table:table-cell>
        </table:table-row>
      </table:table>
      <table:table table:name="g_suma" table:style-name="ta2">
        <office:forms form:automatic-focus="false" form:apply-design-mode="false"/>
        <table:table-column table:style-name="co13" table:default-cell-style-name="ce10"/>
        <table:table-column table:style-name="co7" table:default-cell-style-name="ce66"/>
        <table:table-column table:style-name="co7" table:default-cell-style-name="ce71"/>
        <table:table-column table:style-name="co17" table:default-cell-style-name="ce76"/>
        <table:table-row table:style-name="ro3">
          <table:table-cell table:style-name="ce34" office:value-type="string" calcext:value-type="string">
            <text:p>Sum - Egz. hum.</text:p>
          </table:table-cell>
          <table:table-cell table:style-name="ce64" office:value-type="string" calcext:value-type="string">
            <text:p>Dane</text:p>
          </table:table-cell>
          <table:table-cell table:style-name="ce69"/>
          <table:table-cell table:style-name="ce74"/>
        </table:table-row>
        <table:table-row table:style-name="ro3">
          <table:table-cell table:style-name="ce36" office:value-type="string" calcext:value-type="string">
            <text:p>Gimnazjum</text:p>
          </table:table-cell>
          <table:table-cell table:style-name="ce39" office:value-type="string" calcext:value-type="string">
            <text:p>K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Total Wynik</text:p>
          </table:table-cell>
        </table:table-row>
        <table:table-row table:style-name="ro3">
          <table:table-cell table:style-name="ce9" office:value-type="string" calcext:value-type="string">
            <text:p>I</text:p>
          </table:table-cell>
          <table:table-cell table:style-name="ce65" office:value-type="float" office:value="276" calcext:value-type="float">
            <text:p>276,00</text:p>
          </table:table-cell>
          <table:table-cell table:style-name="ce70" office:value-type="float" office:value="168" calcext:value-type="float">
            <text:p>168,00</text:p>
          </table:table-cell>
          <table:table-cell table:style-name="ce75" office:value-type="float" office:value="444" calcext:value-type="float">
            <text:p>444,00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250" calcext:value-type="float">
            <text:p>250,00</text:p>
          </table:table-cell>
          <table:table-cell office:value-type="float" office:value="397" calcext:value-type="float">
            <text:p>397,00</text:p>
          </table:table-cell>
          <table:table-cell office:value-type="float" office:value="647" calcext:value-type="float">
            <text:p>647,00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93" calcext:value-type="float">
            <text:p>93,00</text:p>
          </table:table-cell>
          <table:table-cell office:value-type="float" office:value="178" calcext:value-type="float">
            <text:p>178,00</text:p>
          </table:table-cell>
          <table:table-cell office:value-type="float" office:value="271" calcext:value-type="float">
            <text:p>271,00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86" calcext:value-type="float">
            <text:p>86,00</text:p>
          </table:table-cell>
          <table:table-cell office:value-type="float" office:value="233" calcext:value-type="float">
            <text:p>233,00</text:p>
          </table:table-cell>
          <table:table-cell office:value-type="float" office:value="319" calcext:value-type="float">
            <text:p>319,0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82" calcext:value-type="float">
            <text:p>82,00</text:p>
          </table:table-cell>
          <table:table-cell office:value-type="float" office:value="197" calcext:value-type="float">
            <text:p>197,00</text:p>
          </table:table-cell>
          <table:table-cell office:value-type="float" office:value="279" calcext:value-type="float">
            <text:p>279,00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177" calcext:value-type="float">
            <text:p>177,00</text:p>
          </table:table-cell>
          <table:table-cell office:value-type="float" office:value="130" calcext:value-type="float">
            <text:p>130,00</text:p>
          </table:table-cell>
          <table:table-cell office:value-type="float" office:value="307" calcext:value-type="float">
            <text:p>307,00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143" calcext:value-type="float">
            <text:p>143,00</text:p>
          </table:table-cell>
          <table:table-cell office:value-type="float" office:value="156" calcext:value-type="float">
            <text:p>156,00</text:p>
          </table:table-cell>
          <table:table-cell office:value-type="float" office:value="299" calcext:value-type="float">
            <text:p>299,00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3" calcext:value-type="float">
            <text:p>233,00</text:p>
          </table:table-cell>
          <table:table-cell office:value-type="float" office:value="310" calcext:value-type="float">
            <text:p>310,00</text:p>
          </table:table-cell>
          <table:table-cell office:value-type="float" office:value="543" calcext:value-type="float">
            <text:p>543,00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63" calcext:value-type="float">
            <text:p>63,00</text:p>
          </table:table-cell>
          <table:table-cell office:value-type="float" office:value="156" calcext:value-type="float">
            <text:p>156,00</text:p>
          </table:table-cell>
          <table:table-cell office:value-type="float" office:value="219" calcext:value-type="float">
            <text:p>219,00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67" office:value-type="float" office:value="213" calcext:value-type="float">
            <text:p>213,00</text:p>
          </table:table-cell>
          <table:table-cell table:style-name="ce72" office:value-type="float" office:value="333" calcext:value-type="float">
            <text:p>333,00</text:p>
          </table:table-cell>
          <table:table-cell table:style-name="ce77" office:value-type="float" office:value="546" calcext:value-type="float">
            <text:p>546,00</text:p>
          </table:table-cell>
        </table:table-row>
        <table:table-row table:style-name="ro3">
          <table:table-cell table:style-name="ce11" office:value-type="string" calcext:value-type="string">
            <text:p>Total Wynik</text:p>
          </table:table-cell>
          <table:table-cell table:style-name="ce68" office:value-type="float" office:value="1616" calcext:value-type="float">
            <text:p>1616,00</text:p>
          </table:table-cell>
          <table:table-cell table:style-name="ce73" office:value-type="float" office:value="2258" calcext:value-type="float">
            <text:p>2258,00</text:p>
          </table:table-cell>
          <table:table-cell table:style-name="ce33" office:value-type="float" office:value="3874" calcext:value-type="float">
            <text:p>3874,00</text:p>
          </table:table-cell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Default" table:number-columns-repeated="4"/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g_suma.A1:g_suma.D13" table:buttons="g_suma.A2 g_suma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IX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3,00" table:display="true" table:show-details="true"/>
                <table:data-pilot-member table:name="44,00" table:display="true" table:show-details="true"/>
                <table:data-pilot-member table:name="45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N14" table:buttons="'Tabela przestawna_Uczniowie_2'.A3 'Tabela przestawna_Uczniowie_2'.B1 'Tabela przestawna_Uczniowie_2'.C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_sum_śred_licz.A1:g_sum_śred_licz.C34" table:buttons="g_sum_śred_licz.A1 g_sum_śred_licz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3,00" table:display="true" table:show-details="true"/>
                <table:data-pilot-member table:name="44,00" table:display="true" table:show-details="true"/>
                <table:data-pilot-member table:name="45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2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3,00" table:display="true" table:show-details="true"/>
                <table:data-pilot-member table:name="45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2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4,00" table:display="true" table:show-details="true"/>
                <table:data-pilot-member table:name="45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filtr.A1:g_filtr.C34" table:buttons="g_filtr.A1 g_filtr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2,00" table:display="true" table:show-details="true"/>
                <table:data-pilot-member table:name="24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4,00" table:display="true" table:show-details="true"/>
                <table:data-pilot-member table:name="47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9,00" table:display="true" table:show-details="true"/>
                <table:data-pilot-member table:name="21,00" table:display="true" table:show-details="true"/>
                <table:data-pilot-member table:name="23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2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3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2,00" table:display="true" table:show-details="true"/>
                <table:data-pilot-member table:name="33,00" table:display="true" table:show-details="true"/>
                <table:data-pilot-member table:name="35,00" table:display="true" table:show-details="true"/>
                <table:data-pilot-member table:name="37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2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_gimnazjum_procent.A1:g_gimnazjum_procent.B12" table:buttons="g_gimnazjum_procent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ię" table:orientation="data" table:used-hierarchy="0" table:function="count">
            <table:data-pilot-level table:show-empty="false" calcext:repeat-item-labels="false">
              <table:data-pilot-members>
                <table:data-pilot-member table:name="Adam" table:display="true" table:show-details="true"/>
                <table:data-pilot-member table:name="Adrian" table:display="true" table:show-details="true"/>
                <table:data-pilot-member table:name="Agata" table:display="true" table:show-details="true"/>
                <table:data-pilot-member table:name="Agnieszka" table:display="true" table:show-details="true"/>
                <table:data-pilot-member table:name="Aneta" table:display="true" table:show-details="true"/>
                <table:data-pilot-member table:name="Anita" table:display="true" table:show-details="true"/>
                <table:data-pilot-member table:name="Anna" table:display="true" table:show-details="true"/>
                <table:data-pilot-member table:name="Artur" table:display="true" table:show-details="true"/>
                <table:data-pilot-member table:name="Bartosz" table:display="true" table:show-details="true"/>
                <table:data-pilot-member table:name="Beata" table:display="true" table:show-details="true"/>
                <table:data-pilot-member table:name="Damian" table:display="true" table:show-details="true"/>
                <table:data-pilot-member table:name="Dominika" table:display="true" table:show-details="true"/>
                <table:data-pilot-member table:name="Dorota" table:display="true" table:show-details="true"/>
                <table:data-pilot-member table:name="Edyta" table:display="true" table:show-details="true"/>
                <table:data-pilot-member table:name="EMilia" table:display="true" table:show-details="true"/>
                <table:data-pilot-member table:name="Ewa" table:display="true" table:show-details="true"/>
                <table:data-pilot-member table:name="Grzegorz" table:display="true" table:show-details="true"/>
                <table:data-pilot-member table:name="Jakub" table:display="true" table:show-details="true"/>
                <table:data-pilot-member table:name="Jarosław" table:display="true" table:show-details="true"/>
                <table:data-pilot-member table:name="Joanna" table:display="true" table:show-details="true"/>
                <table:data-pilot-member table:name="Justyna" table:display="true" table:show-details="true"/>
                <table:data-pilot-member table:name="Kaja" table:display="true" table:show-details="true"/>
                <table:data-pilot-member table:name="Kamil" table:display="true" table:show-details="true"/>
                <table:data-pilot-member table:name="Kamila" table:display="true" table:show-details="true"/>
                <table:data-pilot-member table:name="Karol" table:display="true" table:show-details="true"/>
                <table:data-pilot-member table:name="Karolina" table:display="true" table:show-details="true"/>
                <table:data-pilot-member table:name="Kasia" table:display="true" table:show-details="true"/>
                <table:data-pilot-member table:name="Katarzyna" table:display="true" table:show-details="true"/>
                <table:data-pilot-member table:name="Krzysztof" table:display="true" table:show-details="true"/>
                <table:data-pilot-member table:name="Krzysztofa" table:display="true" table:show-details="true"/>
                <table:data-pilot-member table:name="Łukasz" table:display="true" table:show-details="true"/>
                <table:data-pilot-member table:name="Maciej" table:display="true" table:show-details="true"/>
                <table:data-pilot-member table:name="Magdalena" table:display="true" table:show-details="true"/>
                <table:data-pilot-member table:name="Malwina" table:display="true" table:show-details="true"/>
                <table:data-pilot-member table:name="Małgorzata" table:display="true" table:show-details="true"/>
                <table:data-pilot-member table:name="Marcin" table:display="true" table:show-details="true"/>
                <table:data-pilot-member table:name="Marek" table:display="true" table:show-details="true"/>
                <table:data-pilot-member table:name="Mariusz" table:display="true" table:show-details="true"/>
                <table:data-pilot-member table:name="Marlena" table:display="true" table:show-details="true"/>
                <table:data-pilot-member table:name="Marta" table:display="true" table:show-details="true"/>
                <table:data-pilot-member table:name="Marzena" table:display="true" table:show-details="true"/>
                <table:data-pilot-member table:name="Mateusz" table:display="true" table:show-details="true"/>
                <table:data-pilot-member table:name="Michał" table:display="true" table:show-details="true"/>
                <table:data-pilot-member table:name="Milena" table:display="true" table:show-details="true"/>
                <table:data-pilot-member table:name="Mirosław" table:display="true" table:show-details="true"/>
                <table:data-pilot-member table:name="Monika" table:display="true" table:show-details="true"/>
                <table:data-pilot-member table:name="Natalia" table:display="true" table:show-details="true"/>
                <table:data-pilot-member table:name="Paulina" table:display="true" table:show-details="true"/>
                <table:data-pilot-member table:name="Paweł" table:display="true" table:show-details="true"/>
                <table:data-pilot-member table:name="Piotr" table:display="true" table:show-details="true"/>
                <table:data-pilot-member table:name="Rafał" table:display="true" table:show-details="true"/>
                <table:data-pilot-member table:name="Robert" table:display="true" table:show-details="true"/>
                <table:data-pilot-member table:name="Sandra" table:display="true" table:show-details="true"/>
                <table:data-pilot-member table:name="Sebastian" table:display="true" table:show-details="true"/>
                <table:data-pilot-member table:name="Sylwester" table:display="true" table:show-details="true"/>
                <table:data-pilot-member table:name="Sylwia" table:display="true" table:show-details="true"/>
                <table:data-pilot-member table:name="Szymon" table:display="true" table:show-details="true"/>
                <table:data-pilot-member table:name="Tomasz" table:display="true" table:show-details="true"/>
                <table:data-pilot-member table:name="Wiktor" table:display="true" table:show-details="true"/>
                <table:data-pilot-member table:name="Wojciech" table:display="true" table:show-details="true"/>
                <table:data-pilot-member table:name="Żane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  <table:data-pilot-table table:name="DataPilot6" table:application-data="" table:target-range-address="g_średnia.A1:g_średnia.B12" table:buttons="g_średni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,00" table:display="true" table:show-details="true"/>
                <table:data-pilot-member table:name="1,00" table:display="true" table:show-details="true"/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5,0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1,0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0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40,00" table:display="true" table:show-details="true"/>
                <table:data-pilot-member table:name="41,00" table:display="true" table:show-details="true"/>
                <table:data-pilot-member table:name="42,00" table:display="true" table:show-details="true"/>
                <table:data-pilot-member table:name="43,00" table:display="true" table:show-details="true"/>
                <table:data-pilot-member table:name="44,00" table:display="true" table:show-details="true"/>
                <table:data-pilot-member table:name="45,00" table:display="true" table:show-details="true"/>
                <table:data-pilot-member table:name="46,00" table:display="true" table:show-details="true"/>
                <table:data-pilot-member table:name="47,00" table:display="true" table:show-details="true"/>
                <table:data-pilot-member table:name="48,00" table:display="true" table:show-details="true"/>
                <table:data-pilot-member table:name="49,00" table:display="true" table:show-details="true"/>
                <table:data-pilot-member table:name="5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2:36.7785185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37:35.474709409</dc:date>
    <meta:generator>LibreOffice/5.4.2.2$Linux_X86_64 LibreOffice_project/40m0$Build-2</meta:generator>
    <meta:editing-duration>PT20M21S</meta:editing-duration>
    <meta:editing-cycles>7</meta:editing-cycles>
    <meta:document-statistic meta:table-count="7" meta:cell-count="18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